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27])" office:value-type="float" office:value="0.0000328157367038492" calcext:value-type="float">
            <text:p>3.28157367038492E-05</text:p>
          </table:table-cell>
          <table:table-cell table:formula="of:=AVERAGE([.N2:.N27])" office:value-type="float" office:value="0.0000528116777069726" calcext:value-type="float">
            <text:p>5.2811677706972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2:07:28.69444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07T22:09:32.003241548</dc:date>
    <meta:editing-duration>PT11H5M4S</meta:editing-duration>
    <meta:editing-cycles>32</meta:editing-cycles>
    <meta:generator>LibreOffice/7.0.4.2$Linux_X86_64 LibreOffice_project/00$Build-2</meta:generator>
    <meta:document-statistic meta:table-count="1" meta:cell-count="494" meta:object-count="0"/>
  </office:meta>
</office:document-meta>
</file>